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43cm"/>
    </style:style>
    <style:style style:name="co7" style:family="table-column">
      <style:table-column-properties fo:break-before="auto" style:column-width="12.6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808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color="#c9211e"/>
    </style:style>
    <style:style style:name="ce6" style:family="table-cell" style:parent-style-name="Default">
      <style:table-cell-properties fo:background-color="#ffff00"/>
      <style:text-properties fo:color="#808080"/>
    </style:style>
    <style:style style:name="ce7" style:family="table-cell" style:parent-style-name="Default">
      <style:table-cell-properties style:vertical-align="top"/>
      <style:text-properties fo:color="#80808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mov1-5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&lt;table id="T5"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caption&gt;</text:p>
          </table:table-cell>
          <table:table-cell office:value-type="string" calcext:value-type="string">
            <text:p>Register Assignment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&lt;/caption&gt;</text:p>
          </table:table-cell>
        </table:table-row>
        <table:table-row table:style-name="ro1">
          <table:table-cell office:value-type="string" calcext:value-type="string">
            <text:p>&lt;thead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r&gt;&lt;th&gt;</text:p>
          </table:table-cell>
          <table:table-cell/>
          <table:table-cell office:value-type="string" calcext:value-type="string">
            <text:p>&lt;/th&gt;&lt;th&gt;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RS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&lt;/th&gt;&lt;th&gt;</text:p>
          </table:table-cell>
          <table:table-cell/>
          <table:table-cell office:value-type="string" calcext:value-type="string">
            <text:p>&lt;/th&gt;&lt;/tr&gt;</text:p>
          </table:table-cell>
        </table:table-row>
        <table:table-row table:style-name="ro1">
          <table:table-cell office:value-type="string" calcext:value-type="string">
            <text:p>&lt;/thead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body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8086&lt;sup&gt;[1]&lt;/sup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LAX84"&gt;[LAX84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8086&lt;sup&gt;[2]&lt;/sup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SER90"&gt;[SER9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68000" calcext:value-type="float">
            <text:p>68000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7=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CUR86"&gt;[CUR86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string" calcext:value-type="string">
            <text:p>PDP-11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6=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JAM80"&gt;[JAM8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6809" calcext:value-type="float">
            <text:p>6809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TAL80"&gt;[TAL8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6502" calcext:value-type="float">
            <text:p>6502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Zpag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Zpag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Zpag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KUN81"&gt;[KUN81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string" calcext:value-type="string">
            <text:p>Z80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LOE81"&gt;[LOE81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string" calcext:value-type="string">
            <text:p>Z8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6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12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14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10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8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MPE92"&gt;[MPE92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8051" calcext:value-type="float">
            <text:p>8051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0,1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2,3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4,5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6,7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PAY90"&gt;[PAY9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/tbody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foot&gt;&lt;tr&gt;&lt;td colspan="8"&gt;</text:p>
          </table:table-cell>
          <table:table-cell office:value-type="string" calcext:value-type="string">
            <text:p>&lt;sup&gt;[1]&lt;/sup&gt;F83. &amp;nbsp; &lt;sup&gt;[2]&lt;/sup&gt;Pygmy Forth.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&lt;/td&gt;&lt;/tr&gt;&lt;/tfoot&gt;</text:p>
          </table:table-cell>
        </table:table-row>
        <table:table-row table:style-name="ro1">
          <table:table-cell office:value-type="string" calcext:value-type="string">
            <text:p>&lt;/table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table table:name="tables" table:style-name="ta1">
        <table:table-column table:style-name="co5" table:default-cell-style-name="ce1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>
            <text:p>just ctrl-c/ctrl-v to the markdown file: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table:style-name="ce6" office:value-type="string" calcext:value-type="string">
            <text:p>NEXT (“interpreter”) </text:p>
          </table:table-cell>
          <table:table-cell table:style-name="ce8" table:number-columns-repeated="4"/>
        </table:table-row>
        <table:table-row table:style-name="ro1">
          <table:table-cell office:value-type="string" calcext:value-type="string">
            <text:p>&lt;table&gt;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(IP) -&gt; W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9" office:value-type="string" calcext:value-type="string">
            <text:p>fetch memory pointed by IP into "W" register &lt;br&gt;</text:p>
            <text:p>... W now holds address of the &lt;font color="#BF0041"&gt;Code Field&lt;/font&gt;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2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IP+2 -&gt; IP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9" office:value-type="string" calcext:value-type="string">
            <text:p>advance IP, just like a program counter &lt;br&gt;</text:p>
            <text:p>(assuming 2-byte addresses in the thread)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2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(W) -&gt; X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9" office:value-type="string" calcext:value-type="string">
            <text:p>fetch memory pointed by W into "X" register &lt;br&gt;</text:p>
            <text:p>... X now holds address of the machine code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JP (X)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9" office:value-type="string" calcext:value-type="string">
            <text:p>jump to the address in the X register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4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table:style-name="ce8" office:value-type="string" calcext:value-type="string">
            <text:p>ENTER </text:p>
          </table:table-cell>
          <table:table-cell table:style-name="ce8" table:number-columns-repeated="4"/>
        </table:table-row>
        <table:table-row table:style-name="ro1">
          <table:table-cell office:value-type="string" calcext:value-type="string">
            <text:p>&lt;table&gt;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PUSH IP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9" office:value-type="string" calcext:value-type="string">
            <text:p>onto the "return address stack"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3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W+2 -&gt; IP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10" office:value-type="string" calcext:value-type="string">
            <text:p>W still points to the &lt;font color="#BF0041"&gt;Code Field&lt;/font&gt;, so W+2 is the address of the Body! (Assuming a 2-byte address -- other Forths may be different)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JUMP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9" office:value-type="string" calcext:value-type="string">
            <text:p>to interpreter ("NEXT")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4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table:style-name="ce8" office:value-type="string" calcext:value-type="string">
            <text:p>EXIT </text:p>
          </table:table-cell>
          <table:table-cell table:style-name="ce8" table:number-columns-repeated="4"/>
        </table:table-row>
        <table:table-row table:style-name="ro1">
          <table:table-cell office:value-type="string" calcext:value-type="string">
            <text:p>&lt;table&gt;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office:value-type="string" calcext:value-type="string">
            <text:p>POP IP</text:p>
          </table:table-cell>
          <table:table-cell table:style-name="ce7" office:value-type="string" calcext:value-type="string">
            <text:p>&lt;/nobr&gt;&lt;/td&gt;&lt;td&gt;</text:p>
          </table:table-cell>
          <table:table-cell office:value-type="string" calcext:value-type="string">
            <text:p>from the "return address stack"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office:value-type="string" calcext:value-type="string">
            <text:p>JUMP</text:p>
          </table:table-cell>
          <table:table-cell table:style-name="ce7" office:value-type="string" calcext:value-type="string">
            <text:p>&lt;/nobr&gt;&lt;/td&gt;&lt;td&gt;</text:p>
          </table:table-cell>
          <table:table-cell office:value-type="string" calcext:value-type="string">
            <text:p>to interpreter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4"/>
        </table:table-row>
        <table:table-row table:style-name="ro1">
          <table:table-cell table:style-name="ce8" table:number-columns-repeated="5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>
            <text:p>DTC </text:p>
          </table:table-cell>
          <table:table-cell table:style-name="ce8" table:number-columns-repeated="4"/>
        </table:table-row>
        <table:table-row table:style-name="ro1">
          <table:table-cell office:value-type="string" calcext:value-type="string">
            <text:p>&lt;table&gt;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office:value-type="string" calcext:value-type="string">
            <text:p>(IP) -&gt; W</text:p>
          </table:table-cell>
          <table:table-cell table:style-name="ce7" office:value-type="string" calcext:value-type="string">
            <text:p>&lt;/nobr&gt;&lt;/td&gt;&lt;td&gt;</text:p>
          </table:table-cell>
          <table:table-cell office:value-type="string" calcext:value-type="string">
            <text:p>fetch memory pointed by IP into "W" register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office:value-type="string" calcext:value-type="string">
            <text:p>IP+2 -&gt; IP</text:p>
          </table:table-cell>
          <table:table-cell table:style-name="ce7" office:value-type="string" calcext:value-type="string">
            <text:p>&lt;/nobr&gt;&lt;/td&gt;&lt;td&gt;</text:p>
          </table:table-cell>
          <table:table-cell office:value-type="string" calcext:value-type="string">
            <text:p>advance IP (assuming 2-byte addresses)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office:value-type="string" calcext:value-type="string">
            <text:p>JP (W)</text:p>
          </table:table-cell>
          <table:table-cell table:style-name="ce7" office:value-type="string" calcext:value-type="string">
            <text:p>&lt;/nobr&gt;&lt;/td&gt;&lt;td&gt;</text:p>
          </table:table-cell>
          <table:table-cell office:value-type="string" calcext:value-type="string">
            <text:p>jump to the address in the W register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4"/>
        </table:table-row>
        <table:table-row table:style-name="ro1">
          <table:table-cell table:style-name="ce8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7:10:56.558921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8:08:53.833455514</meta:creation-date>
    <dc:date>2022-02-02T18:09:11.614577715</dc:date>
    <meta:editing-duration>PT11H55M30S</meta:editing-duration>
    <meta:editing-cycles>10</meta:editing-cycles>
    <meta:generator>LibreOffice/6.4.7.2$Linux_X86_64 LibreOffice_project/40$Build-2</meta:generator>
    <meta:document-statistic meta:table-count="2" meta:cell-count="253" meta:object-count="0"/>
  </office:meta>
</office:document-meta>
</file>